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5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6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8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9" style:family="paragraph" style:parent-style-name="Standard">
      <style:paragraph-properties style:line-height-at-least="0.25in" fo:text-align="start" style:justify-single-word="false" style:text-autospace="none"/>
    </style:style>
    <style:style style:name="P10" style:family="paragraph" style:parent-style-name="Standard">
      <style:text-properties style:font-name="LucidaGrande"/>
    </style:style>
    <style:style style:name="P11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12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13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6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17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18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19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0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1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2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3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5" style:family="paragraph" style:parent-style-name="Heading_20_2">
      <style:text-properties style:font-name="Monaco" fo:font-size="16pt" style:font-size-asian="16pt" style:font-size-complex="16pt"/>
    </style:style>
    <style:style style:name="P26" style:family="paragraph" style:parent-style-name="Standard">
      <style:paragraph-properties fo:margin-top="0in" fo:margin-bottom="0.1701in" style:line-height-at-least="0.25in"/>
    </style:style>
    <style:style style:name="P27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8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29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3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4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5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6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7" style:family="paragraph" style:parent-style-name="Standard" style:list-style-name="L1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1" style:family="text">
      <style:text-properties style:font-name="Monaco"/>
    </style:style>
    <style:style style:name="T12" style:family="text">
      <style:text-properties style:font-name="Monaco" fo:font-size="16pt" style:font-size-asian="16pt" style:font-size-complex="16pt"/>
    </style:style>
    <style:style style:name="T13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4" style:family="text">
      <style:text-properties style:font-name="Monaco" style:font-name-asian="Monaco" style:language-asian="zh" style:country-asian="CN" style:font-name-complex="Monaco"/>
    </style:style>
    <style:style style:name="T15" style:family="text">
      <style:text-properties style:font-name="Monaco" style:font-name-asian="Monaco" style:font-name-complex="Monaco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language-asian="zh" style:country-asian="CN" style:font-size-complex="18pt"/>
    </style:style>
    <style:style style:name="T18" style:family="text">
      <style:text-properties style:language-asian="zh" style:country-asian="CN"/>
    </style:style>
    <style:style style:name="T19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0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1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2" style:family="text">
      <style:text-properties style:font-name="Arial"/>
    </style:style>
    <style:style style:name="T23" style:family="text">
      <style:text-properties style:font-name="Arial" style:font-name-asian="Arial"/>
    </style:style>
    <style:style style:name="T24" style:family="text">
      <style:text-properties style:font-name="Arial" style:font-name-asian="Arial" style:language-asian="zh" style:country-asian="CN"/>
    </style:style>
    <style:style style:name="T25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6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28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29" style:family="text">
      <style:text-properties fo:font-size="23pt" style:font-size-asian="23pt" style:font-size-complex="23pt"/>
    </style:style>
    <style:style style:name="T30" style:family="text">
      <style:text-properties fo:font-size="23pt" style:font-size-asian="23pt" style:language-asian="zh" style:country-asian="CN" style:font-size-complex="23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Standard"/>
      <text:p text:style-name="P10">DOMAssistant <text:span text:style-name="T18">由六个独立模块组成，但只有核心模块是必要的。其他模块可以无依赖性的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0"><text:a xlink:type="simple" xlink:href="#2.DOMAssistant 核心模块|outline" text:style-name="Internet_20_link" text:visited-style-name="Internet_20_link">DOMAssistant 核心模块</text:a><text:tab/>3</text:p>
          <text:p text:style-name="P31"><text:a xlink:type="simple" xlink:href="#2.1.&#10;$(cssSelector / elementReference)|outline" text:style-name="Internet_20_link" text:visited-style-name="Internet_20_link"><text:line-break/>$(cssSelector / elementReference)</text:a><text:tab/>3</text:p>
          <text:p text:style-name="P31"><text:a xlink:type="simple" xlink:href="#2.2.&#10;$$(elementId)|outline" text:style-name="Internet_20_link" text:visited-style-name="Internet_20_link"><text:line-break/>$$(elementId)</text:a><text:tab/>3</text:p>
          <text:p text:style-name="P31"><text:a xlink:type="simple" xlink:href="#2.3.&#10;cssSelect(cssSelector)|outline" text:style-name="Internet_20_link" text:visited-style-name="Internet_20_link"><text:line-break/>cssSelect(cssSelector)</text:a><text:tab/>4</text:p>
          <text:p text:style-name="P31"><text:a xlink:type="simple" xlink:href="#2.4.&#10;elmsByClass(className, tag)|outline" text:style-name="Internet_20_link" text:visited-style-name="Internet_20_link"><text:line-break/>elmsByClass(className, tag)</text:a><text:tab/>4</text:p>
          <text:p text:style-name="P31"><text:a xlink:type="simple" xlink:href="#2.5.&#10;elmsByAttribute(attr, attrVal, tag)|outline" text:style-name="Internet_20_link" text:visited-style-name="Internet_20_link"><text:line-break/>elmsByAttribute(attr, attrVal, tag)</text:a><text:tab/>5</text:p>
          <text:p text:style-name="P31"><text:a xlink:type="simple" xlink:href="#2.6.&#10;elmsByTag(tag)|outline" text:style-name="Internet_20_link" text:visited-style-name="Internet_20_link"><text:line-break/>elmsByTag(tag)</text:a><text:tab/>6</text:p>
          <text:p text:style-name="P31"><text:a xlink:type="simple" xlink:href="#2.7.&#10;each(functionRef)|outline" text:style-name="Internet_20_link" text:visited-style-name="Internet_20_link"><text:line-break/>each(functionRef)</text:a><text:tab/>6</text:p>
          <text:p text:style-name="P30"><text:a xlink:type="simple" xlink:href="#3.DOMAssistantAJAX 模块|outline" text:style-name="Internet_20_link" text:visited-style-name="Internet_20_link">DOMAssistantAJAX 模块</text:a><text:tab/>7</text:p>
          <text:p text:style-name="P31"><text:a xlink:type="simple" xlink:href="#3.1.&#10;get(url, callBack)|outline" text:style-name="Internet_20_link" text:visited-style-name="Internet_20_link"><text:line-break/>get(url, callBack)</text:a><text:tab/>7</text:p>
          <text:p text:style-name="P31"><text:a xlink:type="simple" xlink:href="#3.2.&#10;post(url, callBack)|outline" text:style-name="Internet_20_link" text:visited-style-name="Internet_20_link"><text:line-break/>post(url, callBack)</text:a><text:tab/>7</text:p>
          <text:p text:style-name="P31"><text:a xlink:type="simple" xlink:href="#3.3.&#10;load(url, add)|outline" text:style-name="Internet_20_link" text:visited-style-name="Internet_20_link"><text:line-break/>load(url, add)</text:a><text:tab/>8</text:p>
          <text:p text:style-name="P31"><text:a xlink:type="simple" xlink:href="#3.4.&#10;ajax(ajaxObject)|outline" text:style-name="Internet_20_link" text:visited-style-name="Internet_20_link"><text:line-break/>ajax(ajaxObject)</text:a><text:tab/>9</text:p>
          <text:p text:style-name="P31"><text:a xlink:type="simple" xlink:href="#3.5.&#10;getReadyState()|outline" text:style-name="Internet_20_link" text:visited-style-name="Internet_20_link"><text:line-break/>getReadyState()</text:a><text:tab/>9</text:p>
          <text:p text:style-name="P31"><text:a xlink:type="simple" xlink:href="#3.6.&#10;getStatus()|outline" text:style-name="Internet_20_link" text:visited-style-name="Internet_20_link"><text:line-break/>getStatus()</text:a><text:tab/>10</text:p>
          <text:p text:style-name="P31"><text:a xlink:type="simple" xlink:href="#3.7.&#10;getStatusText()|outline" text:style-name="Internet_20_link" text:visited-style-name="Internet_20_link"><text:line-break/>getStatusText()</text:a><text:tab/>10</text:p>
          <text:p text:style-name="P30"><text:a xlink:type="simple" xlink:href="#5.DOMAssistantContent 模块|outline" text:style-name="Internet_20_link" text:visited-style-name="Internet_20_link">DOMAssistantContent 模块</text:a><text:tab/>11</text:p>
          <text:p text:style-name="P31"><text:a xlink:type="simple" xlink:href="#5.1.&#10;prev()|outline" text:style-name="Internet_20_link" text:visited-style-name="Internet_20_link"><text:line-break/>prev()</text:a><text:tab/>11</text:p>
          <text:p text:style-name="P31"><text:a xlink:type="simple" xlink:href="#5.2.&#10;next()|outline" text:style-name="Internet_20_link" text:visited-style-name="Internet_20_link"><text:line-break/>next()</text:a><text:tab/>11</text:p>
          <text:p text:style-name="P31"><text:a xlink:type="simple" xlink:href="#5.3.&#10;create(name, attr, append, content)|outline" text:style-name="Internet_20_link" text:visited-style-name="Internet_20_link"><text:line-break/></text:a><text:soft-page-break/><text:a xlink:type="simple" xlink:href="#5.3.&#10;create(name, attr, append, content)|outline" text:style-name="Internet_20_link" text:visited-style-name="Internet_20_link">create(name, attr, append, content)</text:a><text:tab/>12</text:p>
          <text:p text:style-name="P31"><text:a xlink:type="simple" xlink:href="#5.4.&#10;setAttributes(attr)|outline" text:style-name="Internet_20_link" text:visited-style-name="Internet_20_link"><text:line-break/>setAttributes(attr)</text:a><text:tab/>13</text:p>
          <text:p text:style-name="P31"><text:a xlink:type="simple" xlink:href="#5.5.&#10;addContent(content)|outline" text:style-name="Internet_20_link" text:visited-style-name="Internet_20_link"><text:line-break/>addContent(content)</text:a><text:tab/>13</text:p>
          <text:p text:style-name="P31"><text:a xlink:type="simple" xlink:href="#5.6.&#10;replaceContent(newContent)|outline" text:style-name="Internet_20_link" text:visited-style-name="Internet_20_link"><text:line-break/>replaceContent(newContent)</text:a><text:tab/>14</text:p>
          <text:p text:style-name="P31"><text:a xlink:type="simple" xlink:href="#5.7.&#10;remove()|outline" text:style-name="Internet_20_link" text:visited-style-name="Internet_20_link"><text:line-break/>remove()</text:a><text:tab/>14</text:p>
          <text:p text:style-name="P30"><text:a xlink:type="simple" xlink:href="#6.DOMAssistantCSS 模块|outline" text:style-name="Internet_20_link" text:visited-style-name="Internet_20_link">DOMAssistantCSS 模块</text:a><text:tab/>15</text:p>
          <text:p text:style-name="P31"><text:a xlink:type="simple" xlink:href="#6.1.&#10;addClass(className)|outline" text:style-name="Internet_20_link" text:visited-style-name="Internet_20_link"><text:line-break/>addClass(className)</text:a><text:tab/>15</text:p>
          <text:p text:style-name="P31"><text:a xlink:type="simple" xlink:href="#6.2.&#10;removeClass(className)|outline" text:style-name="Internet_20_link" text:visited-style-name="Internet_20_link"><text:line-break/>removeClass(className)</text:a><text:tab/>15</text:p>
          <text:p text:style-name="P31"><text:a xlink:type="simple" xlink:href="#6.3.&#10;hasClass(className)|outline" text:style-name="Internet_20_link" text:visited-style-name="Internet_20_link"><text:line-break/>hasClass(className)</text:a><text:tab/>16</text:p>
          <text:p text:style-name="P31"><text:a xlink:type="simple" xlink:href="#6.4.&#10;setStyle(style, value)|outline" text:style-name="Internet_20_link" text:visited-style-name="Internet_20_link"><text:line-break/>setStyle(style, value)</text:a><text:tab/>16</text:p>
          <text:p text:style-name="P31"><text:a xlink:type="simple" xlink:href="#6.5.&#10;getStyle(cssRule)|outline" text:style-name="Internet_20_link" text:visited-style-name="Internet_20_link"><text:line-break/>getStyle(cssRule)</text:a><text:tab/>17</text:p>
          <text:p text:style-name="P30"><text:a xlink:type="simple" xlink:href="#7.DOMAssistantEvents 模块|outline" text:style-name="Internet_20_link" text:visited-style-name="Internet_20_link">DOMAssistantEvents 模块</text:a><text:tab/>17</text:p>
          <text:p text:style-name="P31"><text:a xlink:type="simple" xlink:href="#7.1.&#10;addEvent(evt, func)|outline" text:style-name="Internet_20_link" text:visited-style-name="Internet_20_link"><text:line-break/>addEvent(evt, func)</text:a><text:tab/>17</text:p>
          <text:p text:style-name="P31"><text:a xlink:type="simple" xlink:href="#7.2.&#10;removeEvent(evt, func)|outline" text:style-name="Internet_20_link" text:visited-style-name="Internet_20_link"><text:line-break/>removeEvent(evt, func)</text:a><text:tab/>18</text:p>
          <text:p text:style-name="P31"><text:a xlink:type="simple" xlink:href="#7.3.&#10;preventDefault(evt)|outline" text:style-name="Internet_20_link" text:visited-style-name="Internet_20_link"><text:line-break/>preventDefault(evt)</text:a><text:tab/>19</text:p>
          <text:p text:style-name="P31"><text:a xlink:type="simple" xlink:href="#7.4.&#10;cancelBubble(evt)|outline" text:style-name="Internet_20_link" text:visited-style-name="Internet_20_link"><text:line-break/>cancelBubble(evt)</text:a><text:tab/>19</text:p>
          <text:p text:style-name="P30"><text:a xlink:type="simple" xlink:href="#8.DOMAssistantLoad 模块|outline" text:style-name="Internet_20_link" text:visited-style-name="Internet_20_link">DOMAssistantLoad 模块</text:a><text:tab/>19</text:p>
          <text:p text:style-name="P31"><text:a xlink:type="simple" xlink:href="#8.1.&#10;DOMReady()|outline" text:style-name="Internet_20_link" text:visited-style-name="Internet_20_link"><text:line-break/>DOMReady()</text:a><text:tab/>20</text:p>
          <text:p text:style-name="P31"><text:a xlink:type="simple" xlink:href="#8.2.&#10;setErrorHandling()|outline" text:style-name="Internet_20_link" text:visited-style-name="Internet_20_link"><text:line-break/>setErrorHandling()</text:a><text:tab/>20</text:p>
          <text:p text:style-name="P30"><text:a xlink:type="simple" xlink:href="#9.支援的 CSS 选择符 (CSS1、CSS2、CSS3)|outline" text:style-name="Internet_20_link" text:visited-style-name="Internet_20_link">支援的 CSS 选择符 (CSS1、CSS2、CSS3)</text:a><text:tab/>21</text:p>
        </text:index-body>
      </text:table-of-content>
      <text:p text:style-name="Standard"/>
      <text:p text:style-name="P26"/>
      <text:h text:style-name="P28" text:outline-level="1"/>
      <text:h text:style-name="P29" text:outline-level="1">DOMAssistant <text:span text:style-name="T18">核心模块</text:span></text:h>
      <text:p text:style-name="Standard"><text:span text:style-name="T2">DOMAssistant </text:span><text:span text:style-name="T3">核心模块为所有DOMAssistant 功能</text:span>奠基<text:span text:style-name="T18">，是必要的模块。它集合了核心功能和一些重要的方法。</text:span></text:p>
      <text:h text:style-name="Heading_20_2" text:outline-level="2"><text:line-break/><text:span text:style-name="T26">$(cssSelector</text:span><text:span text:style-name="T27"> </text:span><text:span text:style-name="T26">/</text:span><text:span text:style-name="T27"> </text:span><text:span text:style-name="T26">elementReference)</text:span></text:h>
      <text:p text:style-name="P17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9">CSS </text:span></text:a><text:a xlink:type="simple" xlink:href="http://www.domassistant.com/documentation/css-selectors.php"><text:span text:style-name="T10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21"><text:span text:style-name="T18">参数</text:span><text:line-break/><text:span text:style-name="T19">输入</text:span><text:span text:style-name="T20"> </text:span><text:span text:style-name="T4">CSS </text:span><text:span text:style-name="T20">选择符或元素引用。</text:span></text:p>
      <text:p text:style-name="P13"><text:span text:style-name="T21">返回值</text:span><text:span text:style-name="T1"><text:line-break/></text:span><text:span text:style-name="T18">返回 CSS 选择符的匹配引用数组。如果输入的是单一对象，返回的就是那对象引用。输入的是多个对象，则返回对象引用数组。</text:span></text:p>
      <text:p text:style-name="P22">呼叫范例</text:p>
      <text:p text:style-name="P18">$("#container input[type=text]");</text:p>
      <text:p text:style-name="P18">$("#navigation a");</text:p>
      <text:p text:style-name="P18">$("#news-list");</text:p>
      <text:p text:style-name="P18">$("#container", "#navigation .important-item", "#content");</text:p>
      <text:p text:style-name="P18">$(document.body);</text:p>
      <text:h text:style-name="P25" text:outline-level="2"><text:line-break/><text:span text:style-name="T26">$$(elementId)</text:span></text:h>
      <text:p text:style-name="P11">$$ <text:span text:style-name="T18">方法用以快速取得单一元素引用，功能就像</text:span> document.getElementById<text:span text:style-name="T18">。它返回一个 DOM 元素的直接引用，并添加所有</text:span> DOMAssistant <text:span text:style-name="T18">的方法。</text:span></text:p>
      <text:p text:style-name="P11"><text:span text:style-name="T18">和 </text:span>$<text:span text:style-name="T18"> 方法不同的是，如果 $$ 没有返回任何匹配元素，接下来的方法呼叫将抛出异常。</text:span></text:p>
      <text:p text:style-name="P21"><text:span text:style-name="T18">参数</text:span><text:line-break/><text:span text:style-name="T20">输入元素的</text:span><text:span text:style-name="T4"> id</text:span><text:span text:style-name="T20">。</text:span></text:p>
      <text:p text:style-name="P13"><text:soft-page-break/><text:span text:style-name="T21">返回值</text:span><text:span text:style-name="T1"><text:line-break/></text:span><text:span text:style-name="T18">返回一个 </text:span>DOM <text:span text:style-name="T18">引用。</text:span></text:p>
      <text:p text:style-name="P22">呼叫范例</text:p>
      <text:p text:style-name="P19">$$("container");</text:p>
      <text:p text:style-name="Standard"><text:span text:style-name="T11">$$("navigation");</text:span><text:line-break/></text:p>
      <text:h text:style-name="Heading_20_2" text:outline-level="2"><text:span text:style-name="T12"><text:line-break/></text:span><text:span text:style-name="T26">cssSelect</text:span><text:span text:style-name="T25">(cssSelector)</text:span></text:h>
      <text:p text:style-name="P14">适用于现有的对象引用，使用CSS选择符寻找该对象的子元素。</text:p>
      <text:p text:style-name="P22">参数</text:p>
      <text:p text:style-name="P7">cssSelector</text:p>
      <text:p text:style-name="P2">用以选择元素。必要。</text:p>
      <text:p text:style-name="P6"><text:line-break/><text:span text:style-name="T18">返回值</text:span></text:p>
      <text:p text:style-name="P14">返回元素引用数组。</text:p>
      <text:p text:style-name="P22">呼叫范例</text:p>
      <text:p text:style-name="P15">$(<text:span text:style-name="T18">document</text:span>).<text:span text:style-name="T18">cssSelect</text:span>(".mandatory");</text:p>
      <text:p text:style-name="P15">$$(<text:span text:style-name="T18">DOM元素引用</text:span>).<text:span text:style-name="T18">cssSelect</text:span>(".<text:span text:style-name="T18">important[type=test]</text:span>");</text:p>
      <text:h text:style-name="Heading_20_2" text:outline-level="2"><text:span text:style-name="T13"><text:line-break/></text:span><text:span text:style-name="T25">elmsByClass(className, tag)</text:span></text:h>
      <text:p text:style-name="P17"><text:span text:style-name="T5">根据类别 (class</text:span><text:span text:style-name="T8">)</text:span><text:span text:style-name="T5">获取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22">参数</text:p>
      <text:p text:style-name="P8">className</text:p>
      <text:p text:style-name="P1"><text:span text:style-name="T14">搜索</text:span><text:span text:style-name="T18">的类别名称。必要。</text:span></text:p>
      <text:p text:style-name="P4"><text:line-break/><text:span text:style-name="T22">tag</text:span></text:p>
      <text:p text:style-name="P1"><text:span text:style-name="T18">只</text:span><text:span text:style-name="T14">搜索</text:span><text:span text:style-name="T18">此标签。选择性。</text:span></text:p>
      <text:p text:style-name="P21"><text:line-break/><text:soft-page-break/><text:span text:style-name="T18">返回值</text:span></text:p>
      <text:p text:style-name="P14">返回元素引用数组。</text:p>
      <text:p text:style-name="P22">呼叫范例</text:p>
      <text:p text:style-name="P15">$("#container").elmsByClass("mandatory");</text:p>
      <text:p text:style-name="P15">$$("container").elmsByClass("external-link", "a");</text:p>
      <text:h text:style-name="Heading_20_2" text:outline-level="2"><text:span text:style-name="T12"><text:line-break/></text:span><text:span text:style-name="T25">elmsByAttribute(attr, attrVal, tag)</text:span></text:h>
      <text:p text:style-name="P14">根据属性 (attribute) 获取元素数组。您也可以选择性指定属性值和标签。</text:p>
      <text:p text:style-name="P22">参数</text:p>
      <text:p text:style-name="P8">attr</text:p>
      <text:p text:style-name="P2">属性名称。必要。</text:p>
      <text:p text:style-name="P8"><text:line-break/>attrVal</text:p>
      <text:p text:style-name="P9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8"><text:line-break/>tag</text:p>
      <text:p text:style-name="P1"><text:span text:style-name="T18">只</text:span><text:span text:style-name="T14">搜索</text:span><text:span text:style-name="T18">此标签。选择性。</text:span></text:p>
      <text:p text:style-name="P21"/>
      <text:p text:style-name="P13"><text:span text:style-name="T21">返回值</text:span><text:span text:style-name="T1"><text:line-break/><text:line-break/></text:span><text:span text:style-name="T18">返回元素引用数组。</text:span></text:p>
      <text:p text:style-name="P22">呼叫范例</text:p>
      <text:p text:style-name="P15">$("#container").elmsByAttribute("href");</text:p>
      <text:p text:style-name="P15">$$("container").elmsByAttribute("name", "subscription");</text:p>
      <text:p text:style-name="P5">$$("container").elmsByAttribute("type", "text", "input");<text:line-break/></text:p>
      <text:h text:style-name="Heading_20_2" text:outline-level="2"><text:soft-page-break/><text:span text:style-name="T12"><text:line-break/></text:span><text:span text:style-name="T25">elmsByTag(tag)</text:span></text:h>
      <text:p text:style-name="P14">根据标签 (tag) 获取元素引用。此方法有一个必要参数，即是标签名称。</text:p>
      <text:p text:style-name="P16">参数</text:p>
      <text:p text:style-name="P8">tag</text:p>
      <text:p text:style-name="P2">搜索的标签名称。必要。</text:p>
      <text:p text:style-name="P21"><text:line-break/><text:span text:style-name="T18">返回值</text:span></text:p>
      <text:p text:style-name="P14">返回元素引用数组。</text:p>
      <text:p text:style-name="P22">呼叫范例</text:p>
      <text:p text:style-name="P15">$$("container").elmsByTag("input");</text:p>
      <text:h text:style-name="Heading_20_2" text:outline-level="2"><text:line-break/><text:span text:style-name="T25">each(functionRef)</text:span></text:h>
      <text:p text:style-name="P14">用以在返回的元素引用数组上逐项运行函数。</text:p>
      <text:p text:style-name="P22">返回值</text:p>
      <text:p text:style-name="P14">返回单一元素引用或元素引用数组。</text:p>
      <text:p text:style-name="P16">参数</text:p>
      <text:p text:style-name="P8">functionRef</text:p>
      <text:p text:style-name="P2">在元素数组里逐项元素运行的函数。可以是匿名函数或函数引用。</text:p>
      <text:p text:style-name="P21"><text:line-break/><text:span text:style-name="T18">呼叫范例</text:span></text:p>
      <text:p text:style-name="P15">$("#navigation a").each(function () {<text:line-break/><text:tab/> // <text:span text:style-name="T18">执行</text:span> JavaScript <text:span text:style-name="T18">戏法</text:span><text:line-break/> });</text:p>
      <text:p text:style-name="P26"/>
      <text:h text:style-name="P28" text:outline-level="1"><text:soft-page-break/>DOMAssistantAJAX <text:span text:style-name="T18">模块</text:span></text:h>
      <text:p text:style-name="P11">DOMAssistantAJAX <text:span text:style-name="T18">模块提供基本的</text:span> AJAX <text:span text:style-name="T18">互动框架，用以从 URL 提取数据并传递到调用方法，或将内容载入元素中。</text:span></text:p>
      <text:h text:style-name="P24" text:outline-level="2"><text:line-break/><text:span text:style-name="T26">get(url, callBack)</text:span></text:h>
      <text:p text:style-name="P17"><text:span text:style-name="T3">执行</text:span><text:span text:style-name="T2"> GET </text:span><text:span text:style-name="T3">命令请求</text:span><text:span text:style-name="T2"> URL </text:span><text:span text:style-name="T3">并设定接受响应的回调函数</text:span><text:span text:style-name="T3">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表呼叫此</text:span><text:span text:style-name="T2"> </text:span><text:span text:style-name="T6">get</text:span><text:span text:style-name="T2"> </text:span><text:span text:style-name="T3">方法的元素。</text:span></text:p>
      <text:p text:style-name="P16">参数</text:p>
      <text:p text:style-name="P8">url</text:p>
      <text:p text:style-name="P1">AJAX <text:span text:style-name="T18">请求的 </text:span>URL<text:span text:style-name="T18">。必要。</text:span></text:p>
      <text:p text:style-name="P4"><text:line-break/><text:span text:style-name="T22">callBack</text:span></text:p>
      <text:p text:style-name="P2">AJAX 请求完毕后调用的函数名称或匿名函数。选择性。</text:p>
      <text:p text:style-name="P21"><text:line-break/><text:span text:style-name="T18">返回值</text:span></text:p>
      <text:p text:style-name="P14">无。</text:p>
      <text:p text:style-name="P22">呼叫范例</text:p>
      <text:p text:style-name="P15">$("news").get("news.php", insertNews);</text:p>
      <text:p text:style-name="P15">DOMAssistant.AJAX.get("my-url.aspx", callbackFunctionName);</text:p>
      <text:h text:style-name="Heading_20_2" text:outline-level="2"><text:line-break/><text:span text:style-name="T26">post(url, callBack)</text:span></text:h>
      <text:p text:style-name="P17"><text:span text:style-name="T5">执行</text:span><text:span text:style-name="T4"> POST </text:span><text:span text:style-name="T5">命令请求</text:span><text:span text:style-name="T4"> URL </text:span><text:span text:style-name="T5">并设定接受响应的回调函数。传入到 </text:span><text:span text:style-name="T4">callBack </text:span><text:span text:style-name="T5">里的第一个参数既</text:span><text:span text:style-name="T5">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6">参数</text:p>
      <text:p text:style-name="P8">url</text:p>
      <text:p text:style-name="P1"><text:soft-page-break/>AJAX <text:span text:style-name="T18">请求的 </text:span>URL<text:span text:style-name="T18">。必要。</text:span></text:p>
      <text:p text:style-name="P4"><text:line-break/><text:span text:style-name="T22">callBack</text:span></text:p>
      <text:p text:style-name="P2">AJAX 请求完毕后调用的函数名称或匿名函数。选择性。</text:p>
      <text:p text:style-name="P21"><text:line-break/><text:span text:style-name="T18">返回值</text:span></text:p>
      <text:p text:style-name="P14">无。</text:p>
      <text:p text:style-name="P22">呼叫范例</text:p>
      <text:p text:style-name="P15">$("news").post("news.php?value=true", insertNews);</text:p>
      <text:p text:style-name="P15">DOMAssistant.AJAX.post("my-url.aspx?number=10", callbackFunctionName);</text:p>
      <text:h text:style-name="Heading_20_2" text:outline-level="2"><text:line-break/>load(url, add)</text:h>
      <text:p text:style-name="P13"><text:span text:style-name="T18">请求</text:span> URL <text:span text:style-name="T18">并将返回内容载入呼叫此方法的元素。</text:span></text:p>
      <text:p text:style-name="P16">参数</text:p>
      <text:p text:style-name="P8">url</text:p>
      <text:p text:style-name="P1">AJAX <text:span text:style-name="T18">请求的 </text:span>URL<text:span text:style-name="T18">。必要。</text:span></text:p>
      <text:p text:style-name="P4"><text:line-break/><text:span text:style-name="T22">add</text:span></text:p>
      <text:p text:style-name="P2">布尔值，设定是否将返回内容附加于现有内容后。true 为附加，false 为取代现有内容。选择性。</text:p>
      <text:p text:style-name="P21"><text:line-break/><text:span text:style-name="T18">返回值</text:span></text:p>
      <text:p text:style-name="P14">无。</text:p>
      <text:p text:style-name="P22">呼叫范例</text:p>
      <text:p text:style-name="P15">$("directions").load("maps.php");</text:p>
      <text:p text:style-name="P15">$("contacts").load("staff.aspx", <text:span text:style-name="T7">true</text:span>);</text:p>
      <text:h text:style-name="Heading_20_2" text:outline-level="2"><text:soft-page-break/><text:line-break/><text:span text:style-name="T27">ajax</text:span><text:span text:style-name="T26">(</text:span><text:span text:style-name="T27">ajaxObject</text:span><text:span text:style-name="T26">)</text:span></text:h>
      <text:p text:style-name="P14">一个通用的 AJAX 方法。适用于手动设置参数的高级 AJAX 呼叫。</text:p>
      <text:p text:style-name="P16">参数</text:p>
      <text:p text:style-name="P7">ajaxObject</text:p>
      <text:p text:style-name="P2">一个拥有各种参数的 Javascript 对象。可设置的参数有</text:p>
      <text:list text:style-name="L1">
        <text:list-item>
          <text:p text:style-name="P32">url</text:p>
        </text:list-item>
        <text:list-item>
          <text:p text:style-name="P32">method (<text:span text:style-name="T15">"</text:span>GET<text:span text:style-name="T15">"</text:span> 或 <text:span text:style-name="T15">"</text:span>POST<text:span text:style-name="T15">"</text:span>)</text:p>
        </text:list-item>
        <text:list-item>
          <text:p text:style-name="P32">params</text:p>
        </text:list-item>
        <text:list-item>
          <text:p text:style-name="P32">callback</text:p>
        </text:list-item>
        <text:list-item>
          <text:p text:style-name="P32">headers</text:p>
        </text:list-item>
        <text:list-item>
          <text:p text:style-name="P37">responseType (<text:span text:style-name="T15">"</text:span>text<text:span text:style-name="T15">"</text:span> 或 <text:span text:style-name="T15">"</text:span>xml<text:span text:style-name="T15">"</text:span>)</text:p>
        </text:list-item>
      </text:list>
      <text:p text:style-name="P3">Javascript 对象固然为必要，但参数中只有 url 是必要的。如果只提供 url，那 method 和 responseType 的默认值分别是 GET 和 text。</text:p>
      <text:p text:style-name="P6"><text:line-break/><text:span text:style-name="T18">返回值</text:span></text:p>
      <text:p text:style-name="P14">呼叫该方法的元素。</text:p>
      <text:p text:style-name="P22">呼叫范例</text:p>
      <text:p text:style-name="Standard"><text:span text:style-name="T7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,<text:line-break/><text:tab/>responseType : "text"</text:span><text:line-break/><text:span text:style-name="T7">});</text:span></text:p>
      <text:h text:style-name="Heading_20_2" text:outline-level="2"><text:line-break/><text:span text:style-name="T26">getReadyState()</text:span></text:h>
      <text:p text:style-name="P17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6">参数</text:p>
      <text:p text:style-name="P14">无。</text:p>
      <text:p text:style-name="P22">返回值</text:p>
      <text:p text:style-name="P14"><text:soft-page-break/>整数。</text:p>
      <text:p text:style-name="P23">0 = <text:span text:style-name="T18">未初始化 </text:span><text:span text:style-name="T14">(</text:span>uninitialized<text:span text:style-name="T15">)</text:span></text:p>
      <text:p text:style-name="P23">1 = 载入<text:span text:style-name="T18">中</text:span><text:span text:style-name="T14">(</text:span>loading<text:span text:style-name="T15">)</text:span></text:p>
      <text:p text:style-name="P23">2 = 载入<text:span text:style-name="T18">完成</text:span><text:span text:style-name="T14">(</text:span>loaded<text:span text:style-name="T15">)</text:span></text:p>
      <text:p text:style-name="P23">3 = 交<text:span text:style-name="T18">互</text:span><text:span text:style-name="T14">(</text:span>interactive<text:span text:style-name="T15">)</text:span></text:p>
      <text:p text:style-name="P23">4 = <text:span text:style-name="T18">完成</text:span><text:span text:style-name="T14">(</text:span>complete<text:span text:style-name="T15">)</text:span></text:p>
      <text:p text:style-name="P21"><text:line-break/><text:span text:style-name="T18">呼叫范例</text:span></text:p>
      <text:p text:style-name="P15">DOMAssistant.AJAX.getReadyState();</text:p>
      <text:h text:style-name="Heading_20_2" text:outline-level="2"><text:line-break/>getStatus()</text:h>
      <text:p text:style-name="P17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6">参数</text:p>
      <text:p text:style-name="P14">无。</text:p>
      <text:p text:style-name="P22">返回值</text:p>
      <text:p text:style-name="P13"><text:span text:style-name="T18">整数。例如</text:span> 200 <text:span text:style-name="T18">对应</text:span> OK<text:span text:style-name="T18">，</text:span>404 <text:span text:style-name="T18">对应</text:span> Not Found<text:span text:style-name="T18">。</text:span></text:p>
      <text:p text:style-name="P22">呼叫范例</text:p>
      <text:p text:style-name="P15">DOMAssistant.AJAX.getStatus();</text:p>
      <text:h text:style-name="Heading_20_2" text:outline-level="2"><text:line-break/>getStatusText()</text:h>
      <text:p text:style-name="P17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6">参数</text:p>
      <text:p text:style-name="P14">无。</text:p>
      <text:p text:style-name="P22">返回值</text:p>
      <text:p text:style-name="P13"><text:span text:style-name="T18">字串。</text:span>status <text:span text:style-name="T18">状态码的字释。</text:span></text:p>
      <text:p text:style-name="P22"><text:soft-page-break/>呼叫范例</text:p>
      <text:p text:style-name="P15">DOMAssistant.AJAX.getStatusText();</text:p>
      <text:h text:style-name="Heading_20_1" text:outline-level="1"/>
      <text:h text:style-name="P28" text:outline-level="1">DOMAssistantContent <text:span text:style-name="T18">模块</text:span></text:h>
      <text:p text:style-name="P11">DOMAssistantContent <text:span text:style-name="T18">模块提供用以添加与删除内容和元素的方法。</text:span></text:p>
      <text:h text:style-name="Heading_20_2" text:outline-level="2"><text:line-break/>prev()</text:h>
      <text:p text:style-name="P11"><text:span text:style-name="T18">取得上一个</text:span> HTML <text:span text:style-name="T18">元素引用，文字节点自动跳过。</text:span></text:p>
      <text:p text:style-name="P16">参数</text:p>
      <text:p text:style-name="P14">无。</text:p>
      <text:p text:style-name="P22">返回值</text:p>
      <text:p text:style-name="P14">元素的前驱兄弟。</text:p>
      <text:p text:style-name="P22">呼叫范例</text:p>
      <text:p text:style-name="P15">$("container").prev();</text:p>
      <text:h text:style-name="Heading_20_2" text:outline-level="2"><text:line-break/>next()</text:h>
      <text:p text:style-name="P13"><text:span text:style-name="T18">取得下一个</text:span> HTML <text:span text:style-name="T18">元素引用，文字节点自动跳过。</text:span></text:p>
      <text:p text:style-name="P16">参数</text:p>
      <text:p text:style-name="P14">无。</text:p>
      <text:p text:style-name="P22">返回值</text:p>
      <text:p text:style-name="P14">元素的后继兄弟。</text:p>
      <text:p text:style-name="P22">呼叫范例</text:p>
      <text:p text:style-name="P15"><text:soft-page-break/>$("container").next();</text:p>
      <text:h text:style-name="Heading_20_2" text:outline-level="2"><text:line-break/>create(name, attr, append, content)</text:h>
      <text:p text:style-name="P14">建立新元素，并选择性地设定属性、附加于当前元素、添加内容。</text:p>
      <text:p text:style-name="P16">参数</text:p>
      <text:p text:style-name="P8">name</text:p>
      <text:p text:style-name="P2">新元素的标签名称。必要。</text:p>
      <text:p text:style-name="P4"><text:line-break/><text:span text:style-name="T22">attr</text:span></text:p>
      <text:p text:style-name="P2">一个装含属性与相应值的对象。选择性。</text:p>
      <text:p text:style-name="P4"><text:line-break/><text:span text:style-name="T22">append</text:span></text:p>
      <text:p text:style-name="P2">布尔值，定义新元素是否直接附加于当前元素中。选择性。</text:p>
      <text:p text:style-name="P4"><text:line-break/><text:span text:style-name="T22">content</text:span></text:p>
      <text:p text:style-name="P1"><text:span text:style-name="T18">新元素的内容，可以是字串或</text:span> HTML <text:span text:style-name="T18">对象。选择性 。</text:span></text:p>
      <text:p text:style-name="P21"><text:line-break/><text:span text:style-name="T18">返回值</text:span></text:p>
      <text:p text:style-name="P14">新建立的元素。</text:p>
      <text:p text:style-name="P22">呼叫范例</text:p>
      <text:p text:style-name="P15">$("container").create("div");</text:p>
      <text:p text:style-name="P15">$("container").create("div", { id: "my-div",  className: "my-class" });</text:p>
      <text:p text:style-name="P15">$("container").create("div", null, false, "Hello!");</text:p>
      <text:p text:style-name="P15">$("container").create("div", { id: "my-div",  className: "my-class" }, true, "Hi there!");</text:p>
      <text:h text:style-name="Heading_20_2" text:outline-level="2"><text:line-break/>setAttributes(attr)</text:h>
      <text:p text:style-name="P14">设定当前元素的属性。</text:p>
      <text:p text:style-name="P16"><text:soft-page-break/>参数</text:p>
      <text:p text:style-name="P8">attr</text:p>
      <text:p text:style-name="P2">一个装含属性与相应值的对象。必要。</text:p>
      <text:p text:style-name="P21"/>
      <text:p text:style-name="P22">返回值</text:p>
      <text:p text:style-name="P14">呼叫此方法的元素。</text:p>
      <text:p text:style-name="P22">呼叫范例</text:p>
      <text:p text:style-name="P15">$("container").setAttributes({ id: "my-div",  className: "my-class" });</text:p>
      <text:h text:style-name="Heading_20_2" text:outline-level="2"><text:line-break/>addContent(content)</text:h>
      <text:p text:style-name="P14">为当前元素添加内容。</text:p>
      <text:p text:style-name="P16">参数</text:p>
      <text:p text:style-name="P8">content</text:p>
      <text:p text:style-name="P9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21"><text:line-break/><text:span text:style-name="T18">返回值</text:span></text:p>
      <text:p text:style-name="P14">呼叫此方法的元素。</text:p>
      <text:p text:style-name="P22">呼叫范例</text:p>
      <text:p text:style-name="P15">$("container").addContent("&lt;p&gt;A new paragraph&lt;/p&gt;");</text:p>
      <text:p text:style-name="P15">$("container").addContent(document.createElement("p"));</text:p>
      <text:h text:style-name="Heading_20_2" text:outline-level="2"><text:line-break/>replaceContent(newContent)</text:h>
      <text:p text:style-name="P14">取代当前元素的内容。</text:p>
      <text:p text:style-name="P16">参数</text:p>
      <text:p text:style-name="P8"><text:soft-page-break/>newContent</text:p>
      <text:p text:style-name="P9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21"><text:line-break/><text:span text:style-name="T18">返回值</text:span></text:p>
      <text:p text:style-name="P14">呼叫此方法的元素。</text:p>
      <text:p text:style-name="P22">呼叫范例</text:p>
      <text:p text:style-name="P15">$("container").replaceContent("&lt;p&gt;A new paragraph&lt;/p&gt;");</text:p>
      <text:p text:style-name="P15">$("container").replaceContent(document.createElement("p"));</text:p>
      <text:h text:style-name="Heading_20_2" text:outline-level="2"><text:line-break/>remove()</text:h>
      <text:p text:style-name="P14">删除当前元素。</text:p>
      <text:p text:style-name="P16">参数</text:p>
      <text:p text:style-name="P14">无。</text:p>
      <text:p text:style-name="P22">返回值</text:p>
      <text:p text:style-name="P13">Null<text:span text:style-name="T18">。</text:span></text:p>
      <text:p text:style-name="P22">呼叫范例</text:p>
      <text:p text:style-name="P15">$("container").remove();</text:p>
      <text:p text:style-name="P15"/>
      <text:h text:style-name="P28" text:outline-level="1">DOMAssistantCSS <text:span text:style-name="T18">模块</text:span></text:h>
      <text:p text:style-name="P11">DOMAssistantCSS <text:span text:style-name="T18">模块提供添加与删除</text:span> CSS 样式<text:span text:style-name="T18">类的方法。您也可查询元素是否拥有指定的样式类，以及取得元素特定属性的显示样式。</text:span></text:p>
      <text:h text:style-name="Heading_20_2" text:outline-level="2"><text:soft-page-break/><text:line-break/>addClass(className)</text:h>
      <text:p text:style-name="P12">如果未有，则添加样式类于当前元素。</text:p>
      <text:p text:style-name="P16">参数</text:p>
      <text:p text:style-name="P8">className</text:p>
      <text:p text:style-name="P2">样式类名称。必要。</text:p>
      <text:p text:style-name="P21"><text:line-break/><text:span text:style-name="T18">返回值</text:span></text:p>
      <text:p text:style-name="P14">呼叫此方法的元素。</text:p>
      <text:p text:style-name="P22">呼叫范例</text:p>
      <text:p text:style-name="P15">$("container").addClass("selected");</text:p>
      <text:h text:style-name="Heading_20_2" text:outline-level="2"><text:line-break/>removeClass(className)</text:h>
      <text:p text:style-name="P14">从元素中去除样式类。</text:p>
      <text:p text:style-name="P16">参数</text:p>
      <text:p text:style-name="P8">className</text:p>
      <text:p text:style-name="P2">样式类名称。必要。</text:p>
      <text:p text:style-name="P21"><text:line-break/><text:span text:style-name="T18">返回值</text:span></text:p>
      <text:p text:style-name="P14">呼叫此方法的元素。</text:p>
      <text:p text:style-name="P22">呼叫范例</text:p>
      <text:p text:style-name="P15">$("container").removeClass("selected");</text:p>
      <text:h text:style-name="Heading_20_2" text:outline-level="2"><text:line-break/>hasClass(className)</text:h>
      <text:p text:style-name="P26">查询当前元素是否拥有指定样式类。</text:p>
      <text:p text:style-name="P16">参数</text:p>
      <text:p text:style-name="P8"><text:soft-page-break/>className</text:p>
      <text:p text:style-name="P2">样式类名称。必要。</text:p>
      <text:p text:style-name="P21"><text:line-break/><text:span text:style-name="T18">返回值</text:span></text:p>
      <text:p text:style-name="P14">布尔值。说明元素是否拥有指定样式类。</text:p>
      <text:p text:style-name="P22">呼叫范例</text:p>
      <text:p text:style-name="P15">$("container").hasClass("selected");</text:p>
      <text:h text:style-name="Heading_20_2" text:outline-level="2"><text:line-break/>setStyle(style, value)</text:h>
      <text:p text:style-name="P11"><text:span text:style-name="T18">定义一个或多个内联</text:span>样式。<text:span text:style-name="T18">注：请使用 CSS 语法 (如 background-color)而非 Javascript 属性语法 (如 backgroundColor)。</text:span></text:p>
      <text:p text:style-name="P16">参数</text:p>
      <text:p text:style-name="P7">style</text:p>
      <text:p text:style-name="P2">样式属性。可以是字串，与属性值 value 共同使用。也可以是拥有多个样式值的对象。必要。</text:p>
      <text:p text:style-name="P27"><text:line-break/><text:span text:style-name="T28">value</text:span></text:p>
      <text:p text:style-name="P2">如果 style 是字串，这就是该样式的值。选择性。</text:p>
      <text:p text:style-name="P22"><text:line-break/>返回值</text:p>
      <text:p text:style-name="P14">呼叫该方法的元素。</text:p>
      <text:p text:style-name="P22">呼叫范例</text:p>
      <text:p text:style-name="P15">$("<text:span text:style-name="T18">#</text:span>container").<text:span text:style-name="T18">setStyle</text:span>("<text:span text:style-name="T18">border</text:span>", "<text:span text:style-name="T18">10px solid red</text:span>");</text:p>
      <text:p text:style-name="P15">$("<text:span text:style-name="T18">#</text:span>container").<text:span text:style-name="T18">setStyle</text:span>( <text:span text:style-name="T18">{<text:line-break/><text:tab/>background: "#ffffa2",<text:line-break/></text:span><text:span text:style-name="T18"><text:tab/>color: "#f00"<text:line-break/>});</text:span></text:p>
      <text:h text:style-name="Heading_20_2" text:outline-level="2"><text:soft-page-break/><text:line-break/>getStyle(cssRule)</text:h>
      <text:p text:style-name="P17"><text:span text:style-name="T5">获取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而不是泛式</text:span><text:span text:style-name="T4"> </text:span><text:span text:style-name="T7">background</text:span><text:span text:style-name="T4"> </text:span><text:span text:style-name="T5">等。</text:span></text:p>
      <text:p text:style-name="P16">参数</text:p>
      <text:p text:style-name="P8">cssRule</text:p>
      <text:p text:style-name="P9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21"><text:line-break/><text:span text:style-name="T18">返回值</text:span></text:p>
      <text:p text:style-name="P14">字串。查询到的样式值。</text:p>
      <text:p text:style-name="P22">呼叫范例</text:p>
      <text:p text:style-name="P15">$("container").getStyle("background-color");</text:p>
      <text:p text:style-name="P15"/>
      <text:h text:style-name="P28" text:outline-level="1">DOMAssistantEvents <text:span text:style-name="T18">模块</text:span></text:h>
      <text:p text:style-name="P11">DOMAssistantEvents <text:span text:style-name="T18">模块提供各种事件处理的方法。它也有取消默认动作和防止事件冒泡的功能。</text:span></text:p>
      <text:h text:style-name="Heading_20_2" text:outline-level="2"><text:line-break/>addEvent(evt, func)</text:h>
      <text:p text:style-name="P17"><text:span text:style-name="T3">为当前元素添置一个事件处理器。可设置多个事件处理器。处理器函数将获取一个事件引用，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6">参数</text:p>
      <text:p text:style-name="P8">evt</text:p>
      <text:p text:style-name="P1"><text:span text:style-name="T18">被处理的事件。用字串定义，并省却</text:span> "on" <text:span text:style-name="T18">前缀。</text:span></text:p>
      <text:p text:style-name="P4"><text:line-break/><text:span text:style-name="T22">func</text:span></text:p>
      <text:p text:style-name="P2"><text:soft-page-break/>处理事件的函数。可为函数名称或匿名函数。</text:p>
      <text:p text:style-name="P21"><text:line-break/><text:span text:style-name="T18">返回值</text:span></text:p>
      <text:p text:style-name="P14">呼叫此方法的元素。</text:p>
      <text:p text:style-name="P22">呼叫范例</text:p>
      <text:p text:style-name="P15">$("container").addEvent("click", getListing);</text:p>
      <text:p text:style-name="P15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4">为当前元素撤除一个事件处理器。只适用于函数引用而非匿名函数。</text:p>
      <text:p text:style-name="P16">参数</text:p>
      <text:p text:style-name="P8">evt</text:p>
      <text:p text:style-name="P1"><text:span text:style-name="T18">被撤除的事件。用字串定义，并省却</text:span> "on" <text:span text:style-name="T18">前缀。</text:span></text:p>
      <text:p text:style-name="P4"><text:line-break/><text:span text:style-name="T22">func</text:span></text:p>
      <text:p text:style-name="P2">撤除的事件处理器函数名称。</text:p>
      <text:p text:style-name="P21"><text:line-break/><text:span text:style-name="T18">返回值</text:span></text:p>
      <text:p text:style-name="P14">呼叫此方法的元素。</text:p>
      <text:p text:style-name="P22">呼叫范例</text:p>
      <text:p text:style-name="P15">$("container").removeEvent("click", getListing);</text:p>
      <text:h text:style-name="Heading_20_2" text:outline-level="2"><text:line-break/>preventDefault(evt)</text:h>
      <text:p text:style-name="P14">防止事件的默认动作。可从任何函数呼叫，但它并不是元素的方法。</text:p>
      <text:p text:style-name="P16">参数</text:p>
      <text:p text:style-name="P8"><text:soft-page-break/>evt</text:p>
      <text:p text:style-name="P2">被防止默认动作的事件。</text:p>
      <text:p text:style-name="P21"><text:line-break/><text:span text:style-name="T18">返回值</text:span></text:p>
      <text:p text:style-name="P14">无。</text:p>
      <text:p text:style-name="P22">呼叫范例</text:p>
      <text:p text:style-name="P15">DOMAssistant.preventDefault(eventReference);</text:p>
      <text:h text:style-name="Heading_20_2" text:outline-level="2"><text:line-break/>cancelBubble(evt)</text:h>
      <text:p text:style-name="P14">取消事件冒泡。可从任何函数呼叫，但它并不是元素的方法。</text:p>
      <text:p text:style-name="P16">参数</text:p>
      <text:p text:style-name="P8">evt</text:p>
      <text:p text:style-name="P2">被取消冒泡的事件。</text:p>
      <text:p text:style-name="P21"><text:line-break/><text:span text:style-name="T18">返回值</text:span></text:p>
      <text:p text:style-name="P14">无。</text:p>
      <text:p text:style-name="P22">呼叫范例</text:p>
      <text:p text:style-name="P15">DOMAssistant.cancelBubble(eventReference);</text:p>
      <text:p text:style-name="P15"/>
      <text:h text:style-name="P28" text:outline-level="1">DOMAssistantLoad<text:span text:style-name="T18"> 模块</text:span></text:h>
      <text:p text:style-name="P17"><text:span text:style-name="T2">DOMAssistantLoad </text:span><text:span text:style-name="T3">模块让您可以在 DOM 一旦完成载入后即呼叫函数，而不需要等待图像</text:span><text:span text:style-name="T3">及其他外联文件载入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: </text:span><text:a xlink:type="simple" xlink:href="http://dean.edwards.name/weblog/2006/06/again/"><text:span text:style-name="T9">window.onload (again)</text:span></text:a><text:span text:style-name="T2">.</text:span></text:p>
      <text:h text:style-name="Heading_20_2" text:outline-level="2"><text:soft-page-break/><text:line-break/>DOMReady()</text:h>
      <text:p text:style-name="P11"><text:span text:style-name="T18">从任何文件呼叫</text:span> DOMReady <text:span text:style-name="T18">方法并传入函数名称，让</text:span> DOM <text:span text:style-name="T18">一旦完成载入就开始执行。</text:span></text:p>
      <text:p text:style-name="P16">参数</text:p>
      <text:p text:style-name="P14">传入无限量函数引用、匿名函数、或函数和参数形成的字串。</text:p>
      <text:p text:style-name="P22">返回值</text:p>
      <text:p text:style-name="P14">无。</text:p>
      <text:p text:style-name="P22">呼叫范例</text:p>
      <text:p text:style-name="P15">DOMAssistant.DOMReady(myFunc);</text:p>
      <text:p text:style-name="P15">DOMAssistant.DOMReady("myFunc('Some text')");</text:p>
      <text:p text:style-name="P15">DOMAssistant.DOMReady(myFunc, "anotherFunction()");</text:p>
      <text:p text:style-name="P15">DOMAssistant.DOMReady(myFunc, function() {<text:line-break/><text:tab/> // <text:span text:style-name="T18">执行戏法</text:span> <text:line-break/>});</text:p>
      <text:h text:style-name="Heading_20_2" text:outline-level="2"><text:line-break/><text:span text:style-name="T18">setErrorHandling</text:span>()</text:h>
      <text:p text:style-name="P12">处理呼叫 DOMReady 时可能出现的错误。</text:p>
      <text:p text:style-name="P16">参数</text:p>
      <text:p text:style-name="P14">传入一个函数引用。</text:p>
      <text:p text:style-name="P22">返回值</text:p>
      <text:p text:style-name="P14">无。</text:p>
      <text:p text:style-name="P22">呼叫范例</text:p>
      <text:p text:style-name="P15"><text:span text:style-name="T18">DOMAssistant.DOMLoad.setErrorHandling</text:span>( <text:span text:style-name="T18">function(e) {<text:line-break/><text:tab/> // e 为错误对象</text:span> <text:line-break/>});</text:p>
      <text:p text:style-name="P15"><text:soft-page-break/></text:p>
      <text:h text:style-name="P28" text:outline-level="1"><text:span text:style-name="T24">支援的</text:span><text:span text:style-name="T23"> CSS </text:span><text:span text:style-name="T24">选择符</text:span> <text:span text:style-name="T29">(CSS1</text:span><text:span text:style-name="T30">、</text:span><text:span text:style-name="T29">CSS2</text:span><text:span text:style-name="T30">、</text:span><text:span text:style-name="T29">CSS3)</text:span></text:h>
      <text:p text:style-name="P11">DOMAssistant <text:span text:style-name="T18">核心模块的</text:span> $ <text:span text:style-name="T18">方法支援使用</text:span> CSS <text:span text:style-name="T18">选择符来取得一个或多个元素的引用。 CSS 1、CSS 2 和 CSS 3</text:span> <text:span text:style-name="T18">规范里主要的选择符都可使用，并拥有与 </text:span>CSS <text:span text:style-name="T18">文件同样的语法。</text:span></text:p>
      <text:p text:style-name="P11"><text:span text:style-name="T18">想深入了解</text:span> CSS <text:span text:style-name="T18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8">选择符</text:span></text:a> <text:span text:style-name="T18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8">选择符阐述</text:span></text:a>.</text:p>
      <text:p text:style-name="Standard"><text:line-break/><text:span text:style-name="T17">可用的</text:span><text:span text:style-name="T16"> CSS </text:span><text:span text:style-name="T17">选择符</text:span></text:p>
      <text:p text:style-name="P20"><text:line-break/>#container</text:p>
      <text:p text:style-name="P20"><text:s text:c="4"/><text:span text:style-name="T18">获取</text:span> id <text:span text:style-name="T18">为 "</text:span>container<text:span text:style-name="T18">" 的元素。</text:span></text:p>
      <text:p text:style-name="P20">.item</text:p>
      <text:p text:style-name="P20"><text:s text:c="4"/><text:span text:style-name="T18">获取所有类为</text:span> "item"<text:span text:style-name="T18"> 的元素。</text:span></text:p>
      <text:p text:style-name="P20">#container.item</text:p>
      <text:p text:style-name="P20"><text:s text:c="4"/><text:span text:style-name="T18">获取 </text:span>id <text:span text:style-name="T18">为 "</text:span>container<text:span text:style-name="T18">"</text:span>，与此同时<text:span text:style-name="T18">类为 "item" 的元素。</text:span></text:p>
      <text:p text:style-name="P20">p.info.error</text:p>
      <text:p text:style-name="P20"><text:s text:c="4"/><text:span text:style-name="T18">获取所有具备 "info" 类和 "item" 类的</text:span> P <text:span text:style-name="T18">元素。</text:span></text:p>
      <text:p text:style-name="P20">div p</text:p>
      <text:p text:style-name="P20"><text:s text:c="4"/><text:span text:style-name="T18">获取所有是 DIV 元素后代的</text:span> P <text:span text:style-name="T18">元素。</text:span></text:p>
      <text:p text:style-name="P20">div &gt; p</text:p>
      <text:p text:style-name="P20"><text:s text:c="4"/><text:span text:style-name="T18">获取所有是 DIV 元素直属后代的</text:span> P <text:span text:style-name="T18">元素。</text:span></text:p>
      <text:p text:style-name="P20">div + p</text:p>
      <text:p text:style-name="P20"><text:s text:c="4"/><text:span text:style-name="T18">获取所有直属前驱兄弟是 DIV 元素的</text:span> P <text:span text:style-name="T18">元素。</text:span></text:p>
      <text:p text:style-name="P20">div ~ p</text:p>
      <text:p text:style-name="P20"><text:soft-page-break/><text:s text:c="4"/><text:span text:style-name="T18">获取所有是 DIV 元素后继兄弟的</text:span> P <text:span text:style-name="T18">元素。（不一定直属）</text:span></text:p>
      <text:p text:style-name="P20">div[id]</text:p>
      <text:p text:style-name="P20"><text:s text:c="4"/><text:span text:style-name="T18">获取所有拥有 id 属性的</text:span> DIV <text:span text:style-name="T18">元素。</text:span></text:p>
      <text:p text:style-name="P20">div[id=container]</text:p>
      <text:p text:style-name="P20"><text:s text:c="4"/><text:span text:style-name="T18">获取所有 id 属性值为 "container" 的</text:span> DIV <text:span text:style-name="T18">元素。</text:span></text:p>
      <text:p text:style-name="P20">input[type=text][value=Yes]</text:p>
      <text:p text:style-name="P20"><text:s text:c="4"/><text:span text:style-name="T18">获取所有 type 属性值为 "text" 和 value 属性值为 "Yes" 的</text:span> INPUT <text:span text:style-name="T18">元素。</text:span></text:p>
      <text:p text:style-name="P20">div[id^=empt]</text:p>
      <text:p text:style-name="P20"><text:s text:c="4"/><text:span text:style-name="T18">获取所有 id 属性值开头为 "empt" 的</text:span> DIV <text:span text:style-name="T18">元素。</text:span></text:p>
      <text:p text:style-name="P20">div[id$=parent]</text:p>
      <text:p text:style-name="P20"><text:s text:c="4"/><text:span text:style-name="T18">获取所有 id 属性值结尾为 "parent" 的</text:span> DIV <text:span text:style-name="T18">元素。</text:span></text:p>
      <text:p text:style-name="P20">div[id*=mpt]</text:p>
      <text:p text:style-name="P20"><text:s text:c="4"/><text:span text:style-name="T18">获取所有 id 属性值包含 "mpt" 字串的</text:span> DIV <text:span text:style-name="T18">元素。</text:span></text:p>
      <text:p text:style-name="P20">div:first-child</text:p>
      <text:p text:style-name="P20"><text:s text:c="4"/><text:span text:style-name="T18">获取所有身为第一个子元素的</text:span> DIV<text:span text:style-name="T18">。</text:span></text:p>
      <text:p text:style-name="P20">div:last-child</text:p>
      <text:p text:style-name="P20"><text:s text:c="4"/><text:span text:style-name="T18">获取所有身为最后一个子元素的</text:span> DIV<text:span text:style-name="T18">。</text:span></text:p>
      <text:p text:style-name="P20">div:only-child</text:p>
      <text:p text:style-name="P20"><text:s text:c="4"/><text:span text:style-name="T18">获取所有身为唯一子元素的</text:span> DIV<text:span text:style-name="T18">。</text:span></text:p>
      <text:p text:style-name="P20">div#container p:first-of-type</text:p>
      <text:p text:style-name="P20"><text:s text:c="4"/><text:span text:style-name="T18">获取 id 值为 "container" 的 DIV 元素的后代， 而其必须是第一个 P 类型子元素。</text:span></text:p>
      <text:p text:style-name="P20">p:last-of-type</text:p>
      <text:p text:style-name="P20"><text:soft-page-break/><text:s text:c="4"/><text:span text:style-name="T18">获取所有身为最后一个</text:span> P 类型的子<text:span text:style-name="T18">元素。</text:span></text:p>
      <text:p text:style-name="P20">p:only-of-type</text:p>
      <text:p text:style-name="P20"><text:s text:c="4"/><text:span text:style-name="T18">获取所有身为唯一</text:span> P 类型子<text:span text:style-name="T18">元素的元素。</text:span></text:p>
      <text:p text:style-name="P20">p:nth-of-type(7)</text:p>
      <text:p text:style-name="P20"><text:s text:c="4"/><text:span text:style-name="T18">获取为第七个</text:span> P 类型子<text:span text:style-name="T18">元素的元素。</text:span></text:p>
      <text:p text:style-name="P20">div:empty</text:p>
      <text:p text:style-name="P20"><text:s text:c="4"/><text:span text:style-name="T18">获取完全空的 </text:span>DIV <text:span text:style-name="T18">元素 （包括文字节点）。</text:span></text:p>
      <text:p text:style-name="P20">div:not([id=container])</text:p>
      <text:p text:style-name="P20"><text:s text:c="4"/><text:span text:style-name="T18">获取所有 id 属性值不是</text:span> <text:span text:style-name="T18">"container"</text:span> <text:span text:style-name="T18">的 </text:span>DIV <text:span text:style-name="T18">元素</text:span>.</text:p>
      <text:p text:style-name="P20">div:nth-child(3)</text:p>
      <text:p text:style-name="P20"><text:s text:c="4"/><text:span text:style-name="T18">获取为第三个</text:span>子<text:span text:style-name="T18">元素的 DIV 元素。</text:span></text:p>
      <text:p text:style-name="P20">div:nth-child(odd)</text:p>
      <text:p text:style-name="P20"><text:s text:c="4"/><text:span text:style-name="T18">获取所有</text:span> <text:span text:style-name="T18">DIV 元素集中序数为奇数的元素。</text:span></text:p>
      <text:p text:style-name="P20">div:nth-child(even)</text:p>
      <text:p text:style-name="P20"><text:s text:c="4"/><text:span text:style-name="T18">获取所有</text:span> <text:span text:style-name="T18">DIV 元素集中序数为偶数的元素。</text:span></text:p>
      <text:p text:style-name="P20">div:nth-child(n5+3)</text:p>
      <text:p text:style-name="P20"><text:s text:c="4"/><text:span text:style-name="T18">从第三个 DIV 子元素开始，获取所有 DIV 元素集中序数为 (n5+3) 的元素（3, 8, 13, 18 等等）。</text:span></text:p>
      <text:p text:style-name="P20">input:enabled</text:p>
      <text:p text:style-name="P20"><text:s text:c="4"/><text:span text:style-name="T18">获取所有可用的</text:span> INPUT <text:span text:style-name="T18">元素。</text:span></text:p>
      <text:p text:style-name="P20">input:disabled</text:p>
      <text:p text:style-name="P20"><text:s text:c="4"/><text:span text:style-name="T18">获取所有禁用的</text:span> INPUT <text:span text:style-name="T18">元素。</text:span></text:p>
      <text:p text:style-name="P20"><text:soft-page-break/>input:checked</text:p>
      <text:p text:style-name="P20"><text:s text:c="4"/><text:span text:style-name="T18">获取所有选中的</text:span> INPUT <text:span text:style-name="T18">元素。</text:span></text:p>
      <text:p text:style-name="P20">p, a</text:p>
      <text:p text:style-name="P20"><text:s text:c="4"/><text:span text:style-name="T18">获取所有</text:span> <text:span text:style-name="T18">P</text:span> <text:span text:style-name="T18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3-12T20:56:10</dc:date>
    <meta:keyword>DOMAssistant</meta:keyword>
    <meta:keyword>Javascript</meta:keyword>
    <meta:keyword>Chinese</meta:keyword>
    <meta:editing-cycles>197</meta:editing-cycles>
    <meta:editing-duration>PT13H52M2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4" meta:paragraph-count="451" meta:word-count="2377" meta:character-count="9721"/>
  </office:meta>
</office:document-meta>
</file>